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ToolBarRenderer.getIconSize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xToolBarRenderer.getHoverClasses( boolean first , boolean 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ToolBarRenderer.getDivClasses( boolean selected , boolean dis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ToolBarRenderer.getTableClasses( boolean selected , boolean dis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xToolBarRenderer.getLabelPosition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